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1000000595E125FF4750952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4.994cm" svg:height="2.51cm" svg:x="28.8cm" svg:y="16.3cm">
          <draw:image xlink:href="Pictures/10000201000000B1000000595E125FF4750952D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4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24T14:19:20.533791633</meta:creation-date>
    <dc:date>2024-07-24T14:24:58.325611438</dc:date>
    <meta:editing-duration>PT2M29S</meta:editing-duration>
    <meta:editing-cycles>2</meta:editing-cycles>
    <meta:generator>LibreOffice/6.4.7.2$Linux_X86_64 LibreOffice_project/40$Build-2</meta:generator>
    <meta:document-statistic meta:object-count="1"/>
  </office:meta>
</office:document-meta>
</file>